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72778" calcext:value-type="float">
            <text:p><text:s text:c="3"/>72,778</text:p>
          </table:table-cell>
          <table:table-cell table:style-name="ce63" office:value-type="float" office:value="69613" calcext:value-type="float">
            <text:p><text:s text:c="3"/>69,613</text:p>
          </table:table-cell>
          <table:table-cell table:style-name="ce63" office:value-type="float" office:value="3164" calcext:value-type="float">
            <text:p><text:s text:c="3"/>3,164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68690" calcext:value-type="float">
            <text:p><text:s text:c="3"/>68,690</text:p>
          </table:table-cell>
          <table:table-cell table:style-name="ce63" office:value-type="float" office:value="1073" calcext:value-type="float">
            <text:p><text:s text:c="3"/>1,073</text:p>
          </table:table-cell>
          <table:table-cell table:style-name="ce63" office:value-type="float" office:value="3015" calcext:value-type="float">
            <text:p><text:s text:c="3"/>3,015</text:p>
          </table:table-cell>
          <table:table-cell table:style-name="ce63" office:value-type="float" office:value="71258" calcext:value-type="float">
            <text:p><text:s text:c="3"/>71,258</text:p>
          </table:table-cell>
          <table:table-cell table:style-name="ce63" office:value-type="float" office:value="389" calcext:value-type="float">
            <text:p><text:s text:c="3"/>389</text:p>
          </table:table-cell>
          <table:table-cell table:style-name="ce106" office:value-type="float" office:value="1131" calcext:value-type="float">
            <text:p><text:s text:c="3"/>1,1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7715" calcext:value-type="float">
            <text:p><text:s text:c="3"/>37,715</text:p>
          </table:table-cell>
          <table:table-cell table:style-name="ce64" office:value-type="float" office:value="36097" calcext:value-type="float">
            <text:p><text:s text:c="3"/>36,097</text:p>
          </table:table-cell>
          <table:table-cell table:style-name="ce64" office:value-type="float" office:value="1618" calcext:value-type="float">
            <text:p><text:s text:c="3"/>1,61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5566" calcext:value-type="float">
            <text:p><text:s text:c="3"/>35,566</text:p>
          </table:table-cell>
          <table:table-cell table:style-name="ce64" office:value-type="float" office:value="550" calcext:value-type="float">
            <text:p><text:s text:c="3"/>550</text:p>
          </table:table-cell>
          <table:table-cell table:style-name="ce64" office:value-type="float" office:value="1599" calcext:value-type="float">
            <text:p><text:s text:c="3"/>1,599</text:p>
          </table:table-cell>
          <table:table-cell table:style-name="ce64" office:value-type="float" office:value="36902" calcext:value-type="float">
            <text:p><text:s text:c="3"/>36,902</text:p>
          </table:table-cell>
          <table:table-cell table:style-name="ce64" office:value-type="float" office:value="203" calcext:value-type="float">
            <text:p><text:s text:c="3"/>203</text:p>
          </table:table-cell>
          <table:table-cell table:style-name="ce107" office:value-type="float" office:value="610" calcext:value-type="float">
            <text:p><text:s text:c="3"/>61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5063" calcext:value-type="float">
            <text:p><text:s text:c="3"/>35,063</text:p>
          </table:table-cell>
          <table:table-cell table:style-name="ce64" office:value-type="float" office:value="33516" calcext:value-type="float">
            <text:p><text:s text:c="3"/>33,516</text:p>
          </table:table-cell>
          <table:table-cell table:style-name="ce64" office:value-type="float" office:value="1546" calcext:value-type="float">
            <text:p><text:s text:c="3"/>1,546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33124" calcext:value-type="float">
            <text:p><text:s text:c="3"/>33,124</text:p>
          </table:table-cell>
          <table:table-cell table:style-name="ce64" office:value-type="float" office:value="523" calcext:value-type="float">
            <text:p><text:s text:c="3"/>523</text:p>
          </table:table-cell>
          <table:table-cell table:style-name="ce64" office:value-type="float" office:value="1416" calcext:value-type="float">
            <text:p><text:s text:c="3"/>1,416</text:p>
          </table:table-cell>
          <table:table-cell table:style-name="ce64" office:value-type="float" office:value="34356" calcext:value-type="float">
            <text:p><text:s text:c="3"/>34,356</text:p>
          </table:table-cell>
          <table:table-cell table:style-name="ce64" office:value-type="float" office:value="186" calcext:value-type="float">
            <text:p><text:s text:c="3"/>186</text:p>
          </table:table-cell>
          <table:table-cell table:style-name="ce107" office:value-type="float" office:value="521" calcext:value-type="float">
            <text:p><text:s text:c="3"/>52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7.3039594606201" calcext:value-type="float">
            <text:p>–27.30</text:p>
          </table:table-cell>
          <table:table-cell table:style-name="ce67" office:value-type="float" office:value="-27.6658608648939" calcext:value-type="float">
            <text:p>–27.67</text:p>
          </table:table-cell>
          <table:table-cell table:style-name="ce67" office:value-type="float" office:value="-18.7763713080169" calcext:value-type="float">
            <text:p>–18.78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27.9156102861282" calcext:value-type="float">
            <text:p>–27.92</text:p>
          </table:table-cell>
          <table:table-cell table:style-name="ce67" office:value-type="float" office:value="-23.2704402515723" calcext:value-type="float">
            <text:p>–23.27</text:p>
          </table:table-cell>
          <table:table-cell table:style-name="ce67" office:value-type="float" office:value="-13.4090909090909" calcext:value-type="float">
            <text:p>–13.41</text:p>
          </table:table-cell>
          <table:table-cell table:style-name="ce67" office:value-type="float" office:value="-27.5364851874508" calcext:value-type="float">
            <text:p>–27.54</text:p>
          </table:table-cell>
          <table:table-cell table:style-name="ce67" office:value-type="float" office:value="-33.3333333333333" calcext:value-type="float">
            <text:p>–33.33</text:p>
          </table:table-cell>
          <table:table-cell table:style-name="ce67" office:value-type="float" office:value="-5.10948905109489" calcext:value-type="float">
            <text:p>–5.11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7.9873691208243" calcext:value-type="float">
            <text:p>–27.99</text:p>
          </table:table-cell>
          <table:table-cell table:style-name="ce68" office:value-type="float" office:value="-28.3882149046794" calcext:value-type="float">
            <text:p>–28.39</text:p>
          </table:table-cell>
          <table:table-cell table:style-name="ce68" office:value-type="float" office:value="-18.6234817813765" calcext:value-type="float">
            <text:p>–18.62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28.83607130374" calcext:value-type="float">
            <text:p>–28.84</text:p>
          </table:table-cell>
          <table:table-cell table:style-name="ce68" office:value-type="float" office:value="-30.952380952381" calcext:value-type="float">
            <text:p>–30.95</text:p>
          </table:table-cell>
          <table:table-cell table:style-name="ce68" office:value-type="float" office:value="-3.7914691943128" calcext:value-type="float">
            <text:p>–3.79</text:p>
          </table:table-cell>
          <table:table-cell table:style-name="ce68" office:value-type="float" office:value="-28.1625740897544" calcext:value-type="float">
            <text:p>–28.16</text:p>
          </table:table-cell>
          <table:table-cell table:style-name="ce68" office:value-type="float" office:value="-57.8947368421053" calcext:value-type="float">
            <text:p>–57.89</text:p>
          </table:table-cell>
          <table:table-cell table:style-name="ce70" office:value-type="float" office:value="1.35135135135135" calcext:value-type="float">
            <text:p>1.35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6.5730536793459" calcext:value-type="float">
            <text:p>–26.57</text:p>
          </table:table-cell>
          <table:table-cell table:style-name="ce69" office:value-type="float" office:value="-26.8938692350435" calcext:value-type="float">
            <text:p>–26.89</text:p>
          </table:table-cell>
          <table:table-cell table:style-name="ce69" office:value-type="float" office:value="-18.942731277533" calcext:value-type="float">
            <text:p>–18.9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6.9259676813228" calcext:value-type="float">
            <text:p>–26.93</text:p>
          </table:table-cell>
          <table:table-cell table:style-name="ce69" office:value-type="float" office:value="-14.6666666666667" calcext:value-type="float">
            <text:p>–14.67</text:p>
          </table:table-cell>
          <table:table-cell table:style-name="ce69" office:value-type="float" office:value="-22.2707423580786" calcext:value-type="float">
            <text:p>–22.27</text:p>
          </table:table-cell>
          <table:table-cell table:style-name="ce69" office:value-type="float" office:value="-26.8689057421452" calcext:value-type="float">
            <text:p>–26.87</text:p>
          </table:table-cell>
          <table:table-cell table:style-name="ce69" office:value-type="float" office:value="4" calcext:value-type="float">
            <text:p>4.00</text:p>
          </table:table-cell>
          <table:table-cell table:style-name="ce69" office:value-type="float" office:value="-12.6984126984127" calcext:value-type="float">
            <text:p>–12.70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5.31379348920461" calcext:value-type="float">
            <text:p>–5.31</text:p>
          </table:table-cell>
          <table:table-cell table:style-name="ce70" office:value-type="float" office:value="-5.153791969946" calcext:value-type="float">
            <text:p>–5.15</text:p>
          </table:table-cell>
          <table:table-cell table:style-name="ce70" office:value-type="float" office:value="-8.33333333333333" calcext:value-type="float">
            <text:p>–8.33</text:p>
          </table:table-cell>
          <table:table-cell table:style-name="ce70" office:value-type="float" office:value="-100" calcext:value-type="float">
            <text:p>–100.00</text:p>
          </table:table-cell>
          <table:table-cell table:style-name="ce70" office:value-type="float" office:value="-5.11323003575685" calcext:value-type="float">
            <text:p>–5.11</text:p>
          </table:table-cell>
          <table:table-cell table:style-name="ce70" office:value-type="float" office:value="-17.5675675675676" calcext:value-type="float">
            <text:p>–17.57</text:p>
          </table:table-cell>
          <table:table-cell table:style-name="ce70" office:value-type="float" office:value="-4.98753117206983" calcext:value-type="float">
            <text:p>–4.99</text:p>
          </table:table-cell>
          <table:table-cell table:style-name="ce70" office:value-type="float" office:value="-5.24511484401783" calcext:value-type="float">
            <text:p>–5.25</text:p>
          </table:table-cell>
          <table:table-cell table:style-name="ce70" office:value-type="float" office:value="-16" calcext:value-type="float">
            <text:p>–16.00</text:p>
          </table:table-cell>
          <table:table-cell table:style-name="ce70" office:value-type="float" office:value="-5.79710144927536" calcext:value-type="float">
            <text:p>–5.80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7.15663166916649" calcext:value-type="float">
            <text:p>–7.16</text:p>
          </table:table-cell>
          <table:table-cell table:style-name="ce70" office:value-type="float" office:value="-7.29190038142248" calcext:value-type="float">
            <text:p>–7.29</text:p>
          </table:table-cell>
          <table:table-cell table:style-name="ce70" office:value-type="float" office:value="-4.28571428571429" calcext:value-type="float">
            <text:p>–4.2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7.26485994078798" calcext:value-type="float">
            <text:p>–7.26</text:p>
          </table:table-cell>
          <table:table-cell table:style-name="ce70" office:value-type="float" office:value="-23.6842105263158" calcext:value-type="float">
            <text:p>–23.68</text:p>
          </table:table-cell>
          <table:table-cell table:style-name="ce70" office:value-type="float" office:value="1.5" calcext:value-type="float">
            <text:p>1.50</text:p>
          </table:table-cell>
          <table:table-cell table:style-name="ce70" office:value-type="float" office:value="-7.21784776902887" calcext:value-type="float">
            <text:p>–7.22</text:p>
          </table:table-cell>
          <table:table-cell table:style-name="ce70" office:value-type="float" office:value="-42.8571428571429" calcext:value-type="float">
            <text:p>–42.86</text:p>
          </table:table-cell>
          <table:table-cell table:style-name="ce70" office:value-type="float" office:value="11.9402985074627" calcext:value-type="float">
            <text:p>11.94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3.30056179775281" calcext:value-type="float">
            <text:p>–3.30</text:p>
          </table:table-cell>
          <table:table-cell table:style-name="ce69" office:value-type="float" office:value="-2.80719034720512" calcext:value-type="float">
            <text:p>–2.81</text:p>
          </table:table-cell>
          <table:table-cell table:style-name="ce69" office:value-type="float" office:value="-12.3809523809524" calcext:value-type="float">
            <text:p>–12.38</text:p>
          </table:table-cell>
          <table:table-cell table:style-name="ce69" office:value-type="float" office:value="-100" calcext:value-type="float">
            <text:p>–100.00</text:p>
          </table:table-cell>
          <table:table-cell table:style-name="ce69" office:value-type="float" office:value="-2.75068767191798" calcext:value-type="float">
            <text:p>–2.75</text:p>
          </table:table-cell>
          <table:table-cell table:style-name="ce69" office:value-type="float" office:value="-11.1111111111111" calcext:value-type="float">
            <text:p>–11.11</text:p>
          </table:table-cell>
          <table:table-cell table:style-name="ce69" office:value-type="float" office:value="-11.4427860696517" calcext:value-type="float">
            <text:p>–11.44</text:p>
          </table:table-cell>
          <table:table-cell table:style-name="ce69" office:value-type="float" office:value="-3.08686288585786" calcext:value-type="float">
            <text:p>–3.09</text:p>
          </table:table-cell>
          <table:table-cell table:style-name="ce69" office:value-type="float" office:value="18.1818181818182" calcext:value-type="float">
            <text:p>18.18</text:p>
          </table:table-cell>
          <table:table-cell table:style-name="ce69" office:value-type="float" office:value="-22.5352112676056" calcext:value-type="float">
            <text:p>–22.54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8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464" calcext:value-type="float">
            <text:p>8,464</text:p>
          </table:table-cell>
          <table:table-cell table:style-name="ce136" office:value-type="float" office:value="8079" calcext:value-type="float">
            <text:p>8,079</text:p>
          </table:table-cell>
          <table:table-cell table:style-name="ce136" office:value-type="float" office:value="385" calcext:value-type="float">
            <text:p>38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7961" calcext:value-type="float">
            <text:p>7,961</text:p>
          </table:table-cell>
          <table:table-cell table:style-name="ce136" office:value-type="float" office:value="122" calcext:value-type="float">
            <text:p>122</text:p>
          </table:table-cell>
          <table:table-cell table:style-name="ce136" office:value-type="float" office:value="381" calcext:value-type="float">
            <text:p>381</text:p>
          </table:table-cell>
          <table:table-cell table:style-name="ce136" office:value-type="float" office:value="8292" calcext:value-type="float">
            <text:p>8,292</text:p>
          </table:table-cell>
          <table:table-cell table:style-name="ce136" office:value-type="float" office:value="42" calcext:value-type="float">
            <text:p>42</text:p>
          </table:table-cell>
          <table:table-cell table:style-name="ce152" office:value-type="float" office:value="130" calcext:value-type="float">
            <text:p>13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333" calcext:value-type="float">
            <text:p>4,333</text:p>
          </table:table-cell>
          <table:table-cell table:style-name="ce137" office:value-type="float" office:value="4132" calcext:value-type="float">
            <text:p>4,132</text:p>
          </table:table-cell>
          <table:table-cell table:style-name="ce137" office:value-type="float" office:value="201" calcext:value-type="float">
            <text:p>20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72" calcext:value-type="float">
            <text:p>4,072</text:p>
          </table:table-cell>
          <table:table-cell table:style-name="ce137" office:value-type="float" office:value="58" calcext:value-type="float">
            <text:p>58</text:p>
          </table:table-cell>
          <table:table-cell table:style-name="ce137" office:value-type="float" office:value="203" calcext:value-type="float">
            <text:p>203</text:p>
          </table:table-cell>
          <table:table-cell table:style-name="ce137" office:value-type="float" office:value="4242" calcext:value-type="float">
            <text:p>4,242</text:p>
          </table:table-cell>
          <table:table-cell table:style-name="ce137" office:value-type="float" office:value="16" calcext:value-type="float">
            <text:p>16</text:p>
          </table:table-cell>
          <table:table-cell table:style-name="ce153" office:value-type="float" office:value="75" calcext:value-type="float">
            <text:p>75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131" calcext:value-type="float">
            <text:p>4,131</text:p>
          </table:table-cell>
          <table:table-cell table:style-name="ce137" office:value-type="float" office:value="3947" calcext:value-type="float">
            <text:p>3,947</text:p>
          </table:table-cell>
          <table:table-cell table:style-name="ce137" office:value-type="float" office:value="184" calcext:value-type="float">
            <text:p>18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889" calcext:value-type="float">
            <text:p>3,889</text:p>
          </table:table-cell>
          <table:table-cell table:style-name="ce137" office:value-type="float" office:value="64" calcext:value-type="float">
            <text:p>64</text:p>
          </table:table-cell>
          <table:table-cell table:style-name="ce137" office:value-type="float" office:value="178" calcext:value-type="float">
            <text:p>178</text:p>
          </table:table-cell>
          <table:table-cell table:style-name="ce143" office:value-type="float" office:value="4050" calcext:value-type="float">
            <text:p>4,050</text:p>
          </table:table-cell>
          <table:table-cell table:style-name="ce137" office:value-type="float" office:value="26" calcext:value-type="float">
            <text:p>26</text:p>
          </table:table-cell>
          <table:table-cell table:style-name="ce154" office:value-type="float" office:value="55" calcext:value-type="float">
            <text:p>55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85" calcext:value-type="float">
            <text:p>1,185</text:p>
          </table:table-cell>
          <table:table-cell table:style-name="ce129" office:value-type="float" office:value="1122" calcext:value-type="float">
            <text:p>1,122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17" calcext:value-type="float">
            <text:p>1,117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52" calcext:value-type="float">
            <text:p>52</text:p>
          </table:table-cell>
          <table:table-cell table:style-name="ce136" office:value-type="float" office:value="1157" calcext:value-type="float">
            <text:p>1,15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05" calcext:value-type="float">
            <text:p>605</text:p>
          </table:table-cell>
          <table:table-cell table:style-name="ce130" office:value-type="float" office:value="579" calcext:value-type="float">
            <text:p>579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63" calcext:value-type="float">
            <text:p>563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589" calcext:value-type="float">
            <text:p>58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80" calcext:value-type="float">
            <text:p>580</text:p>
          </table:table-cell>
          <table:table-cell table:style-name="ce130" office:value-type="float" office:value="543" calcext:value-type="float">
            <text:p>543</text:p>
          </table:table-cell>
          <table:table-cell table:style-name="ce137" office:value-type="float" office:value="37" calcext:value-type="float">
            <text:p>3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54" calcext:value-type="float">
            <text:p>554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68" calcext:value-type="float">
            <text:p>568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61" calcext:value-type="float">
            <text:p>961</text:p>
          </table:table-cell>
          <table:table-cell table:style-name="ce129" office:value-type="float" office:value="925" calcext:value-type="float">
            <text:p>925</text:p>
          </table:table-cell>
          <table:table-cell table:style-name="ce136" office:value-type="float" office:value="36" calcext:value-type="float">
            <text:p>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15" calcext:value-type="float">
            <text:p>915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929" calcext:value-type="float">
            <text:p>929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65" calcext:value-type="float">
            <text:p>465</text:p>
          </table:table-cell>
          <table:table-cell table:style-name="ce130" office:value-type="float" office:value="449" calcext:value-type="float">
            <text:p>449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43" calcext:value-type="float">
            <text:p>443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444" calcext:value-type="float">
            <text:p>444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96" calcext:value-type="float">
            <text:p>496</text:p>
          </table:table-cell>
          <table:table-cell table:style-name="ce130" office:value-type="float" office:value="476" calcext:value-type="float">
            <text:p>476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2" calcext:value-type="float">
            <text:p>472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485" calcext:value-type="float">
            <text:p>485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89" calcext:value-type="float">
            <text:p>1,089</text:p>
          </table:table-cell>
          <table:table-cell table:style-name="ce129" office:value-type="float" office:value="1034" calcext:value-type="float">
            <text:p>1,034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15" calcext:value-type="float">
            <text:p>1,015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062" calcext:value-type="float">
            <text:p>1,062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9" calcext:value-type="float">
            <text:p>569</text:p>
          </table:table-cell>
          <table:table-cell table:style-name="ce130" office:value-type="float" office:value="536" calcext:value-type="float">
            <text:p>536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33" calcext:value-type="float">
            <text:p>53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559" calcext:value-type="float">
            <text:p>55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0" calcext:value-type="float">
            <text:p>520</text:p>
          </table:table-cell>
          <table:table-cell table:style-name="ce130" office:value-type="float" office:value="498" calcext:value-type="float">
            <text:p>498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82" calcext:value-type="float">
            <text:p>482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30" calcext:value-type="float">
            <text:p>30</text:p>
          </table:table-cell>
          <table:table-cell table:style-name="ce143" office:value-type="float" office:value="503" calcext:value-type="float">
            <text:p>503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08" calcext:value-type="float">
            <text:p>1,008</text:p>
          </table:table-cell>
          <table:table-cell table:style-name="ce129" office:value-type="float" office:value="960" calcext:value-type="float">
            <text:p>960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40" calcext:value-type="float">
            <text:p>940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9" calcext:value-type="float">
            <text:p>49</text:p>
          </table:table-cell>
          <table:table-cell table:style-name="ce136" office:value-type="float" office:value="991" calcext:value-type="float">
            <text:p>991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20" calcext:value-type="float">
            <text:p>520</text:p>
          </table:table-cell>
          <table:table-cell table:style-name="ce130" office:value-type="float" office:value="495" calcext:value-type="float">
            <text:p>495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6" calcext:value-type="float">
            <text:p>486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510" calcext:value-type="float">
            <text:p>51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88" calcext:value-type="float">
            <text:p>488</text:p>
          </table:table-cell>
          <table:table-cell table:style-name="ce130" office:value-type="float" office:value="465" calcext:value-type="float">
            <text:p>465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4" calcext:value-type="float">
            <text:p>454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481" calcext:value-type="float">
            <text:p>481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94" calcext:value-type="float">
            <text:p>594</text:p>
          </table:table-cell>
          <table:table-cell table:style-name="ce129" office:value-type="float" office:value="569" calcext:value-type="float">
            <text:p>569</text:p>
          </table:table-cell>
          <table:table-cell table:style-name="ce136" office:value-type="float" office:value="25" calcext:value-type="float">
            <text:p>2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47" calcext:value-type="float">
            <text:p>547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2" calcext:value-type="float">
            <text:p>32</text:p>
          </table:table-cell>
          <table:table-cell table:style-name="ce136" office:value-type="float" office:value="582" calcext:value-type="float">
            <text:p>582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18" calcext:value-type="float">
            <text:p>318</text:p>
          </table:table-cell>
          <table:table-cell table:style-name="ce130" office:value-type="float" office:value="302" calcext:value-type="float">
            <text:p>302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6" calcext:value-type="float">
            <text:p>296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313" calcext:value-type="float">
            <text:p>31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76" calcext:value-type="float">
            <text:p>276</text:p>
          </table:table-cell>
          <table:table-cell table:style-name="ce130" office:value-type="float" office:value="267" calcext:value-type="float">
            <text:p>267</text:p>
          </table:table-cell>
          <table:table-cell table:style-name="ce137" office:value-type="float" office:value="9" calcext:value-type="float">
            <text:p>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51" calcext:value-type="float">
            <text:p>251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269" calcext:value-type="float">
            <text:p>269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84" calcext:value-type="float">
            <text:p>984</text:p>
          </table:table-cell>
          <table:table-cell table:style-name="ce129" office:value-type="float" office:value="943" calcext:value-type="float">
            <text:p>943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36" calcext:value-type="float">
            <text:p>936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964" calcext:value-type="float">
            <text:p>964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7" calcext:value-type="float">
            <text:p>497</text:p>
          </table:table-cell>
          <table:table-cell table:style-name="ce130" office:value-type="float" office:value="474" calcext:value-type="float">
            <text:p>474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67" calcext:value-type="float">
            <text:p>467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486" calcext:value-type="float">
            <text:p>48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87" calcext:value-type="float">
            <text:p>487</text:p>
          </table:table-cell>
          <table:table-cell table:style-name="ce130" office:value-type="float" office:value="469" calcext:value-type="float">
            <text:p>469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9" calcext:value-type="float">
            <text:p>469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78" calcext:value-type="float">
            <text:p>478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594" calcext:value-type="float">
            <text:p>2,594</text:p>
          </table:table-cell>
          <table:table-cell table:style-name="ce129" office:value-type="float" office:value="2477" calcext:value-type="float">
            <text:p>2,477</text:p>
          </table:table-cell>
          <table:table-cell table:style-name="ce136" office:value-type="float" office:value="117" calcext:value-type="float">
            <text:p>11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447" calcext:value-type="float">
            <text:p>2,447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119" calcext:value-type="float">
            <text:p>119</text:p>
          </table:table-cell>
          <table:table-cell table:style-name="ce136" office:value-type="float" office:value="2558" calcext:value-type="float">
            <text:p>2,558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336" calcext:value-type="float">
            <text:p>1,336</text:p>
          </table:table-cell>
          <table:table-cell table:style-name="ce130" office:value-type="float" office:value="1274" calcext:value-type="float">
            <text:p>1,274</text:p>
          </table:table-cell>
          <table:table-cell table:style-name="ce137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63" calcext:value-type="float">
            <text:p>1,263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59" calcext:value-type="float">
            <text:p>59</text:p>
          </table:table-cell>
          <table:table-cell table:style-name="ce137" office:value-type="float" office:value="1318" calcext:value-type="float">
            <text:p>1,318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258" calcext:value-type="float">
            <text:p>1,258</text:p>
          </table:table-cell>
          <table:table-cell table:style-name="ce130" office:value-type="float" office:value="1203" calcext:value-type="float">
            <text:p>1,203</text:p>
          </table:table-cell>
          <table:table-cell table:style-name="ce137" office:value-type="float" office:value="55" calcext:value-type="float">
            <text:p>5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184" calcext:value-type="float">
            <text:p>1,184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60" calcext:value-type="float">
            <text:p>60</text:p>
          </table:table-cell>
          <table:table-cell table:style-name="ce143" office:value-type="float" office:value="1240" calcext:value-type="float">
            <text:p>1,240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2" calcext:value-type="float">
            <text:p>152</text:p>
          </table:table-cell>
          <table:table-cell table:style-name="ce133" office:value-type="float" office:value="150" calcext:value-type="float">
            <text:p>150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1" calcext:value-type="float">
            <text:p>14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49" calcext:value-type="float">
            <text:p>14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7" calcext:value-type="float">
            <text:p>67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192" calcext:value-type="float">
            <text:p>19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4" calcext:value-type="float">
            <text:p>19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3" calcext:value-type="float">
            <text:p>103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7" calcext:value-type="float">
            <text:p>217</text:p>
          </table:table-cell>
          <table:table-cell table:style-name="ce133" office:value-type="float" office:value="205" calcext:value-type="float">
            <text:p>20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3" calcext:value-type="float">
            <text:p>113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80" calcext:value-type="float">
            <text:p>480</text:p>
          </table:table-cell>
          <table:table-cell table:style-name="ce133" office:value-type="float" office:value="464" calcext:value-type="float">
            <text:p>464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58" calcext:value-type="float">
            <text:p>458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474" calcext:value-type="float">
            <text:p>47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51" calcext:value-type="float">
            <text:p>251</text:p>
          </table:table-cell>
          <table:table-cell table:style-name="ce134" office:value-type="float" office:value="244" calcext:value-type="float">
            <text:p>24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41" calcext:value-type="float">
            <text:p>24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249" calcext:value-type="float">
            <text:p>24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29" calcext:value-type="float">
            <text:p>229</text:p>
          </table:table-cell>
          <table:table-cell table:style-name="ce134" office:value-type="float" office:value="220" calcext:value-type="float">
            <text:p>220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7" calcext:value-type="float">
            <text:p>217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225" calcext:value-type="float">
            <text:p>22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6" calcext:value-type="float">
            <text:p>156</text:p>
          </table:table-cell>
          <table:table-cell table:style-name="ce133" office:value-type="float" office:value="150" calcext:value-type="float">
            <text:p>15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8" calcext:value-type="float">
            <text:p>14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54" calcext:value-type="float">
            <text:p>15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5" calcext:value-type="float">
            <text:p>7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9" calcext:value-type="float">
            <text:p>79</text:p>
          </table:table-cell>
          <table:table-cell table:style-name="ce134" office:value-type="float" office:value="76" calcext:value-type="float">
            <text:p>7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6" calcext:value-type="float">
            <text:p>376</text:p>
          </table:table-cell>
          <table:table-cell table:style-name="ce133" office:value-type="float" office:value="367" calcext:value-type="float">
            <text:p>367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4" calcext:value-type="float">
            <text:p>35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373" calcext:value-type="float">
            <text:p>3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3" calcext:value-type="float">
            <text:p>193</text:p>
          </table:table-cell>
          <table:table-cell table:style-name="ce134" office:value-type="float" office:value="187" calcext:value-type="float">
            <text:p>187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2" calcext:value-type="float">
            <text:p>18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91" calcext:value-type="float">
            <text:p>19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3" calcext:value-type="float">
            <text:p>183</text:p>
          </table:table-cell>
          <table:table-cell table:style-name="ce134" office:value-type="float" office:value="180" calcext:value-type="float">
            <text:p>18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2" calcext:value-type="float">
            <text:p>17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82" calcext:value-type="float">
            <text:p>1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9" calcext:value-type="float">
            <text:p>149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4" calcext:value-type="float">
            <text:p>13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47" calcext:value-type="float">
            <text:p>14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1" calcext:value-type="float">
            <text:p>71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8" calcext:value-type="float">
            <text:p>268</text:p>
          </table:table-cell>
          <table:table-cell table:style-name="ce133" office:value-type="float" office:value="252" calcext:value-type="float">
            <text:p>252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2" calcext:value-type="float">
            <text:p>25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64" calcext:value-type="float">
            <text:p>26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6" calcext:value-type="float">
            <text:p>146</text:p>
          </table:table-cell>
          <table:table-cell table:style-name="ce134" office:value-type="float" office:value="140" calcext:value-type="float">
            <text:p>14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43" calcext:value-type="float">
            <text:p>14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2" calcext:value-type="float">
            <text:p>122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4" calcext:value-type="float">
            <text:p>11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8" calcext:value-type="float">
            <text:p>88</text:p>
          </table:table-cell>
          <table:table-cell table:style-name="ce133" office:value-type="float" office:value="82" calcext:value-type="float">
            <text:p>82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7" calcext:value-type="float">
            <text:p>8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7" calcext:value-type="float">
            <text:p>8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3" calcext:value-type="float">
            <text:p>123</text:p>
          </table:table-cell>
          <table:table-cell table:style-name="ce133" office:value-type="float" office:value="111" calcext:value-type="float">
            <text:p>111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" calcext:value-type="float">
            <text:p>34</text:p>
          </table:table-cell>
          <table:table-cell table:style-name="ce133" office:value-type="float" office:value="32" calcext:value-type="float">
            <text:p>32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" calcext:value-type="float">
            <text:p>3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34" calcext:value-type="float">
            <text:p>3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" calcext:value-type="float">
            <text:p>21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" calcext:value-type="float">
            <text:p>13</text:p>
          </table:table-cell>
          <table:table-cell table:style-name="ce134" office:value-type="float" office:value="13" calcext:value-type="float">
            <text:p>1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8" calcext:value-type="float">
            <text:p>88</text:p>
          </table:table-cell>
          <table:table-cell table:style-name="ce133" office:value-type="float" office:value="84" calcext:value-type="float">
            <text:p>84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1" calcext:value-type="float">
            <text:p>8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87" calcext:value-type="float">
            <text:p>8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8" calcext:value-type="float">
            <text:p>48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4" calcext:value-type="float">
            <text:p>184</text:p>
          </table:table-cell>
          <table:table-cell table:style-name="ce133" office:value-type="float" office:value="179" calcext:value-type="float">
            <text:p>179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9" calcext:value-type="float">
            <text:p>89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5" calcext:value-type="float">
            <text:p>95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3" calcext:value-type="float">
            <text:p>73</text:p>
          </table:table-cell>
          <table:table-cell table:style-name="ce133" office:value-type="float" office:value="69" calcext:value-type="float">
            <text:p>69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3" calcext:value-type="float">
            <text:p>7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5" calcext:value-type="float">
            <text:p>35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" calcext:value-type="float">
            <text:p>38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number-columns-repeated="2" table:style-name="ce129" office:value-type="float" office:value="49" calcext:value-type="float">
            <text:p>49</text:p>
          </table:table-cell>
          <table:table-cell table:style-name="ce13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3" calcext:value-type="float">
            <text:p>23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6" calcext:value-type="float">
            <text:p>26</text:p>
          </table:table-cell>
          <table:table-cell table:style-name="ce130" office:value-type="float" office:value="26" calcext:value-type="float">
            <text:p>26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2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46" calcext:value-type="float">
            <text:p>46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1" calcext:value-type="float">
            <text:p>4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1" calcext:value-type="float">
            <text:p>2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5" calcext:value-type="float">
            <text:p>25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